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30000011EEB5CDE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3e55" officeooo:paragraph-rsid="00033e55"/>
    </style:style>
    <style:style style:name="P2" style:family="paragraph" style:parent-style-name="Standard">
      <style:text-properties officeooo:rsid="00033e55" officeooo:paragraph-rsid="0004455d"/>
    </style:style>
    <style:style style:name="P3" style:family="paragraph" style:parent-style-name="Standard">
      <style:text-properties officeooo:rsid="00033e55" officeooo:paragraph-rsid="0005d9a5"/>
    </style:style>
    <style:style style:name="P4" style:family="paragraph" style:parent-style-name="Standard">
      <style:text-properties officeooo:rsid="0003ad16" officeooo:paragraph-rsid="0003ad16"/>
    </style:style>
    <style:style style:name="P5" style:family="paragraph" style:parent-style-name="Standard">
      <style:paragraph-properties fo:text-align="start" style:justify-single-word="false"/>
      <style:text-properties officeooo:rsid="0003ad16" officeooo:paragraph-rsid="0003ad16"/>
    </style:style>
    <style:style style:name="P6" style:family="paragraph" style:parent-style-name="Standard">
      <style:text-properties fo:font-weight="bold" officeooo:rsid="0005d9a5" officeooo:paragraph-rsid="0005d9a5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3ad16" officeooo:paragraph-rsid="0003ad16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33e55" officeooo:paragraph-rsid="00033e55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4455d" officeooo:paragraph-rsid="0004455d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033e55" officeooo:paragraph-rsid="0004455d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4455d" officeooo:paragraph-rsid="0004455d" style:font-weight-asian="normal" style:font-weight-complex="normal"/>
    </style:style>
    <style:style style:name="P12" style:family="paragraph" style:parent-style-name="Standard">
      <style:text-properties fo:font-style="italic" officeooo:rsid="00033e55" officeooo:paragraph-rsid="00033e55" style:font-style-asian="italic" style:font-style-complex="italic"/>
    </style:style>
    <style:style style:name="P13" style:family="paragraph" style:parent-style-name="Standard">
      <style:text-properties fo:font-style="italic" fo:font-weight="bold" officeooo:rsid="00033e55" officeooo:paragraph-rsid="00033e55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style:text-underline-style="none" fo:font-weight="bold" officeooo:rsid="0005d9a5" officeooo:paragraph-rsid="0005d9a5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normal" style:text-underline-style="none" fo:font-weight="bold" officeooo:rsid="0005d9a5" officeooo:paragraph-rsid="0005d9a5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style:text-underline-style="solid" style:text-underline-width="auto" style:text-underline-color="font-color" fo:font-weight="bold" officeooo:rsid="0005d9a5" officeooo:paragraph-rsid="0005d9a5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d9a5" style:font-weight-asian="bold" style:font-weight-complex="bold"/>
    </style:style>
    <style:style style:name="T3" style:family="text">
      <style:text-properties officeooo:rsid="0004455d"/>
    </style:style>
    <style:style style:name="T4" style:family="text">
      <style:text-properties officeooo:rsid="0005920f"/>
    </style:style>
    <style:style style:name="T5" style:family="text">
      <style:text-properties fo:font-style="italic" officeooo:rsid="0005920f" style:font-style-asian="italic" style:font-style-complex="italic"/>
    </style:style>
    <style:style style:name="T6" style:family="text">
      <style:text-properties fo:font-style="italic" fo:font-weight="normal" officeooo:rsid="0005d9a5" style:font-style-asian="italic" style:font-weight-asian="normal" style:font-style-complex="italic" style:font-weight-complex="normal"/>
    </style:style>
    <style:style style:name="T7" style:family="text">
      <style:text-properties officeooo:rsid="0005d9a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5d9a5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officeooo:rsid="0005d9a5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1"/>
      <text:p text:style-name="P7">Seguimiento de Entrenamientos</text:p>
      <text:p text:style-name="P1"></text:p>
      <text:p text:style-name="P1">Es un sitio en que los usuarios pueden asociare a gimnasios para llevar un registro de las rutinas de ejercicios que realizan y que los entrenadores puedan hacer un seguimiento no presencial de los usuarios del gimnasio, viendo los entrenamientos realizados por el usuario y ajustando las rutinas.</text:p>
      <text:p text:style-name="P1">Donde un <text:span text:style-name="T1">usuario</text:span> es un usuario de un <text:span text:style-name="T1">gimnasio</text:span> que puede tomar distintos roles: usuario, entrenador.</text:p>
      <text:p text:style-name="P1">Una <text:span text:style-name="T1">rutina</text:span> es un conjunto de <text:span text:style-name="T1">ejercicios</text:span> asociados a un usuario.</text:p>
      <text:p text:style-name="P1">Una <text:span text:style-name="T1">sesión</text:span> es un segmento de la rutina que se crea con la intención de que se ejecute de una vez. </text:p>
      <text:p text:style-name="P1">Los ejercicios van acompañados de sus cuantificadores, denominados <text:span text:style-name="T1">series</text:span>, los cuantificadores pueden ser: peso, velocidad, repeticiones, tiempo, etc.</text:p>
      <text:p text:style-name="P1">Un <text:span text:style-name="T1">entrenamiento</text:span> es un conjunto de ejercicios con sus respectivas series, que el usuario ya ha hecho efectivo. Puede estar asociado a una sesión de una rutina o no (entrenamiento "libre").</text:p>
      <text:p text:style-name="P1"/>
      <text:p text:style-name="P1"></text:p>
      <text:p text:style-name="P8"><text:span text:style-name="T3">Historias de Usuario</text:span></text:p>
      <text:p text:style-name="P1"/>
      <text:p text:style-name="P1"><text:span text:style-name="T1">H1</text:span>. Un entrenador carga una rutina para un usuario</text:p>
      <text:p text:style-name="P12"><text:span text:style-name="T1">Dado que:</text:span> </text:p>
      <text:p text:style-name="P1"><text:span text:style-name="T3">E</text:span>l usuario tiene la cuota al día</text:p>
      <text:p text:style-name="P13">Cuando: </text:p>
      <text:p text:style-name="P1">Un entrenador cargue una rutina para un usuario</text:p>
      <text:p text:style-name="P1">Y complete todos las Sesiones de ejercicios</text:p>
      <text:p text:style-name="P13">Entonces:</text:p>
      <text:p text:style-name="P2">- Si el usuario no tiene el certificado m<text:span text:style-name="T3">é</text:span>dico al día se advierte.</text:p>
      <text:p text:style-name="P2">- Si el usuario no tiene la cuota al día se advierte.</text:p>
      <text:p text:style-name="P1">- Si el usuario posee otra rutina para ese gimnasio se dará de baja.</text:p>
      <text:p text:style-name="P2">- Si los ejercicios cargados trabajan los grupos musculares restringidos en el usuario se advierte.</text:p>
      <text:p text:style-name="P2">- Si las sesiones de ejercicios superan el tiempo que puede dedicar el usuario a cada entrenamiento se advierte.</text:p>
      <text:p text:style-name="P1">- Si tiene más de 60 años se enviara una notificación al administrador del gimnasio notificando la rutina creada.</text:p>
      <text:p text:style-name="P1"></text:p>
      <text:p text:style-name="P1"><text:span text:style-name="T1">H2.</text:span> Un usuario carga un Entrenamiento asociado a una rutina</text:p>
      <text:p text:style-name="P13">Dado que:</text:p>
      <text:p text:style-name="P1">Un usuario tiene asociado un gimnasio.</text:p>
      <text:p text:style-name="P1">Y tiene asociada una rutina.</text:p>
      <text:p text:style-name="P1">Y que el usuario tiene la cuota al día.</text:p>
      <text:p text:style-name="P13">Cuando:</text:p>
      <text:p text:style-name="P1">El usuario carga un entrenamiento para una rutina</text:p>
      <text:p text:style-name="P1">Y especifica las acciones que hizo</text:p>
      <text:p text:style-name="P13">Entonces:</text:p>
      <text:p text:style-name="P2">- Si el usuario no tiene el certificado m<text:span text:style-name="T3">é</text:span>dico al día se advierte.</text:p>
      <text:p text:style-name="P2">- Si el usuario no tiene la cuota al día <text:s/>se advierte.</text:p>
      <text:p text:style-name="P1">- Si los ejercicios cargados trabajan los grupos musculares restringidos en el usuario se advierte.</text:p>
      <text:p text:style-name="P1">- Se informan los ejercicios que quedan pendientes para finalizar la rutina.</text:p>
      <text:p text:style-name="P1">- Se aconseja con que ejercicio continuar.<text:span text:style-name="T3">[I]</text:span></text:p>
      <text:p text:style-name="P1">- Se enviara una notificación al entrenador de los ejercicios hechos.</text:p>
      <text:p text:style-name="P1">- Si tiene más de 60 años se enviara una notificación al administrador del gimnasio notificando los ejercicios hechos.</text:p>
      <text:p text:style-name="P1"><text:soft-page-break/></text:p>
      <text:p text:style-name="P1"/>
      <text:p text:style-name="P1"><text:span text:style-name="T1">H3.</text:span> Un usuario se genera su propia rutina asociada a un gimnasio</text:p>
      <text:p text:style-name="P13">Dado que:</text:p>
      <text:p text:style-name="P2">El usuario esta asociado a un gimnasio.</text:p>
      <text:p text:style-name="P2"><text:span text:style-name="T3">El usuario </text:span>tiene la cuota al día.</text:p>
      <text:p text:style-name="P13">Cuando: </text:p>
      <text:p text:style-name="P1">El usuario se carga su rutina con sus sesiones</text:p>
      <text:p text:style-name="P13">Entonces:</text:p>
      <text:p text:style-name="P1">- Si los ejercicios cargados trabajan los grupos musculares restringidos en el usuario se advierte.</text:p>
      <text:p text:style-name="P1">- Si las sesiones de ejercicios superan el tiempo que puede dedicar el usuario a cada entrenamiento se advierte.</text:p>
      <text:p text:style-name="P1">- <text:span text:style-name="T3">S</text:span>obre el trabajo incorrecto de grupos musculares en las sesiones (ejemplo "Tienes más de 3 ejercicios de <text:span text:style-name="T3">bíceps</text:span> para esta sesi<text:span text:style-name="T3">ó</text:span>n") <text:span text:style-name="T3">se advierte.</text:span></text:p>
      <text:p text:style-name="P1">- <text:span text:style-name="T3">Si</text:span> en las <text:span text:style-name="T3">s</text:span>eries los pesos superan más del 50 % de lo ultimo que tiene registrado para ese ejercicio <text:span text:style-name="T3">se advierte.</text:span></text:p>
      <text:p text:style-name="P1"></text:p>
      <text:p text:style-name="P1"/>
      <text:p text:style-name="P1"><text:span text:style-name="T1">H4.</text:span> Un usuario se genera su propia rutina II</text:p>
      <text:p text:style-name="P13">Dado que:</text:p>
      <text:p text:style-name="P1">Existe una previa configuración de los grupos musculares básicos a trabajar en una sesión.</text:p>
      <text:p text:style-name="P13">Cuando: </text:p>
      <text:p text:style-name="P1">El usuario se carga su rutina con sus sesiones</text:p>
      <text:p text:style-name="P13">Entonces:</text:p>
      <text:p text:style-name="P1">- Se sugiere la carga de grupos musculares en las sesiones (ejemplo: "No estás trabajando bíceps") <text:span text:style-name="T3">[II]</text:span></text:p>
      <text:p text:style-name="P1"></text:p>
      <text:p text:style-name="P1"></text:p>
      <text:p text:style-name="P1"><text:span text:style-name="T1">H5.</text:span> Carga de una rutina con inicio/fin</text:p>
      <text:p text:style-name="P13">Dado que:</text:p>
      <text:p text:style-name="P1">Un usuario quiere realizar un entrenamiento programado</text:p>
      <text:p text:style-name="P1">Y se cargaron todas las sesiones con su correspondiente fecha</text:p>
      <text:p text:style-name="P1">Y la rutina tiene una fecha de inicio y una de fin </text:p>
      <text:p text:style-name="P13">Cuando:</text:p>
      <text:p text:style-name="P1"><text:span text:style-name="T3">E</text:span>l usuario carga los entrenamientos.</text:p>
      <text:p text:style-name="P13">Entonces: </text:p>
      <text:p text:style-name="P1">Si la fecha del entrenamiento no coincide con la planificada, da la opción de </text:p>
      <text:p text:style-name="P1">re planificar, lo que corre todas las rutinas X cantidad de días.</text:p>
      <text:p text:style-name="P1"></text:p>
      <text:p text:style-name="P1"></text:p>
      <text:p text:style-name="P1"><text:span text:style-name="T1">H6.</text:span> Un usuario carga una serie para un ejercicio</text:p>
      <text:p text:style-name="P13">Dado que:</text:p>
      <text:p text:style-name="P1">El usuario tiene una rutina.</text:p>
      <text:p text:style-name="P1">O el usuario este realizando un entrenamiento libre.</text:p>
      <text:p text:style-name="P1">O el usuario este cargando una serie para una rutina nueva.</text:p>
      <text:p text:style-name="P13">Cuando: </text:p>
      <text:p text:style-name="P1"/>
      <text:p text:style-name="P1"/>
      <text:p text:style-name="P1">El usuario carga las series relacionadas a un ejercicio.</text:p>
      <text:p text:style-name="P13">Entonces:</text:p>
      <text:p text:style-name="P1">Se valida que los cuantificadores seleccionados están habilitados para el ejercicio.</text:p>
      <text:p text:style-name="P1"/>
      <text:p text:style-name="P9"/>
      <text:p text:style-name="P9"><text:soft-page-break/></text:p>
      <text:p text:style-name="P9"/>
      <text:p text:style-name="P9">Aclaraciones</text:p>
      <text:p text:style-name="P9"/>
      <text:p text:style-name="P11"><text:span text:style-name="T5">[I]</text:span><text:span text:style-name="T4"> </text:span>En cuanto a las sugerencias de con que ejercicios continuar se basan en el orden de la carga de los ejercicios en la sesión.</text:p>
      <text:p text:style-name="P9"/>
      <text:p text:style-name="P10"><text:span text:style-name="T5">[II] </text:span>En cuanto a las sugerencias de carga de grupos musculares se basan en una configuración que fija los grupos musculares básicos a trabajar en una sesión. </text:p>
      <text:p text:style-name="P10"/>
      <text:p text:style-name="P16">Descripción del Dominio</text:p>
      <text:p text:style-name="P16"/>
      <text:p text:style-name="P3"><text:span text:style-name="T2">U</text:span><text:span text:style-name="T1">suario: </text:span><text:span text:style-name="T9">representa a un usuario del sistema puede ser un usuario o un entrenador. Tiene asociado <text:s/>“</text:span><text:span text:style-name="T6">0..n”</text:span><text:span text:style-name="T9"> gimnasios.</text:span></text:p>
      <text:p text:style-name="P3"><text:span text:style-name="T2">G</text:span><text:span text:style-name="T1">imnasio: </text:span><text:span text:style-name="T9">tiene </text:span><text:span text:style-name="T6">“0..n” </text:span><text:span text:style-name="T11">usuarios y al menos un entrenador.</text:span></text:p>
      <text:p text:style-name="P3"><text:span text:style-name="T2">R</text:span><text:span text:style-name="T1">utina: </text:span><text:span text:style-name="T9">representa varias sesiones de ejercicios y tiene asociado solo un usuario.</text:span></text:p>
      <text:p text:style-name="P3"><text:span text:style-name="T2">S</text:span><text:span text:style-name="T1">esión: </text:span><text:span text:style-name="T9">representa una sesión de entrenamiento, puede ser una sesión a realizar o una realizada. Osea que puede se se genere a partir de la carga de una rutina o de un entrenamiento.</text:span></text:p>
      <text:p text:style-name="P3"><text:span text:style-name="T2">E</text:span><text:span text:style-name="T1">jercicio: </text:span><text:span text:style-name="T9">representa a un ejercicio en particular, tiene asociado un grupo muscular y que cuantificadores permite.</text:span></text:p>
      <text:p text:style-name="P3"><text:span text:style-name="T2">S</text:span><text:span text:style-name="T1">erie: </text:span><text:span text:style-name="T9">representa a los cuantificadores de los ejercicios: pesos, repeticiones, tiempo, etc.</text:span></text:p>
      <text:p text:style-name="P6"><text:span text:style-name="T7">A</text:span>ccion: <text:span text:style-name="T8">representa la relación entre el ejercicio y la serie.</text:span></text:p>
      <text:p text:style-name="P15">Entrenamiento: <text:span text:style-name="T8">representa la visita al gimnasio del usuario, puede se el entrenamiento este asociado a una rutina preexistente o que sea un entrenamiento libre.</text:span></text:p>
      <text:p text:style-name="P14"><text:span text:style-name="T10">Otras entidades:</text:span><text:span text:style-name="T8"> GrupoMuscular, Rol, Notificac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officeooo:rsid="0003ad16" officeooo:paragraph-rsid="0003ad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58cm" fo:margin-bottom="0.653cm" fo:margin-left="2cm" fo:margin-right="2cm" style:shadow="none" style:writing-mode="lr-tb" style:footnote-max-height="0cm">
        <style:footnote-sep style:width="0.018cm" style:line-style="solid" style:adjustment="left" style:rel-width="25%" style:color="#000000"/>
      </style:page-layout-properties>
      <style:header-style>
        <style:header-footer-properties svg:height="0.79cm" fo:margin-left="0cm" fo:margin-right="0cm" fo:margin-bottom="0.101cm" fo:border-top="none" fo:border-bottom="0.06pt solid #000000" fo:border-left="none" fo:border-right="none" fo:padding="0.1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-0.399cm" svg:y="-0.85cm" svg:width="0.79cm" svg:height="1.607cm" draw:z-index="0"><draw:image xlink:href="Pictures/10000000000000A30000011EEB5CDE3B.png" xlink:type="simple" xlink:show="embed" xlink:actuate="onLoad"/></draw:frame><text:tab/><text:tab/>Seminario de Ingeniería en Informática – Pablo Notari – 88548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20:30:30.565241236</meta:creation-date>
    <dc:date>2014-10-14T21:53:40.712200161</dc:date>
    <meta:editing-duration>PT35M47S</meta:editing-duration>
    <meta:editing-cycles>4</meta:editing-cycles>
    <meta:generator>LibreOffice/4.2.6.3$Linux_X86_64 LibreOffice_project/420m0$Build-3</meta:generator>
    <meta:document-statistic meta:table-count="0" meta:image-count="1" meta:object-count="0" meta:page-count="3" meta:paragraph-count="97" meta:word-count="926" meta:character-count="5574" meta:non-whitespace-character-count="4655"/>
  </office:meta>
</office:document-meta>
</file>